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b7a0" officeooo:paragraph-rsid="000db7a0"/>
    </style:style>
    <style:style style:name="P2" style:family="paragraph" style:parent-style-name="Standard" style:list-style-name="L1">
      <style:text-properties officeooo:rsid="000db7a0" officeooo:paragraph-rsid="000db7a0"/>
    </style:style>
    <style:style style:name="P3" style:family="paragraph" style:parent-style-name="Standard" style:list-style-name="L1">
      <style:text-properties fo:font-weight="bold" officeooo:rsid="000db7a0" officeooo:paragraph-rsid="000db7a0" style:font-weight-asian="bold" style:font-weight-complex="bold"/>
    </style:style>
    <style:style style:name="P4" style:family="paragraph" style:parent-style-name="Standard" style:list-style-name="L1">
      <style:text-properties fo:font-weight="bold" officeooo:rsid="0012667b" officeooo:paragraph-rsid="0012667b" style:font-weight-asian="bold" style:font-weight-complex="bold"/>
    </style:style>
    <style:style style:name="P5" style:family="paragraph" style:parent-style-name="Standard" style:list-style-name="L1">
      <style:text-properties fo:font-weight="normal" officeooo:rsid="000db7a0" officeooo:paragraph-rsid="000db7a0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2667b" officeooo:paragraph-rsid="0012667b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fbfee" officeooo:paragraph-rsid="000fbfee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0ae8f" officeooo:paragraph-rsid="0010ae8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394d" style:font-weight-asian="normal" style:font-weight-complex="normal"/>
    </style:style>
    <style:style style:name="T3" style:family="text">
      <style:text-properties officeooo:rsid="000e795a"/>
    </style:style>
    <style:style style:name="T4" style:family="text">
      <style:text-properties officeooo:rsid="000ff62d"/>
    </style:style>
    <style:style style:name="T5" style:family="text">
      <style:text-properties officeooo:rsid="0014ac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<text:tab/><text:tab/>Done by Us <text:tab/><text:tab/>##</text:p>
      <text:p text:style-name="P1"/>
      <text:list xml:id="list8563334512364598223" text:style-name="L1">
        <text:list-item>
          <text:p text:style-name="P2">We downloaded the dataset from “<text:a xlink:type="simple" xlink:href="http://knoesis.org/projects/emotion">http://knoesis.org/projects/emotion</text:a>”</text:p>
        </text:list-item>
        <text:list-item>
          <text:p text:style-name="P2">It had just the tweet id's and emotion lables of all tweets</text:p>
        </text:list-item>
        <text:list-item>
          <text:p text:style-name="P2">We used Twitter streaming API to download all the tweets</text:p>
        </text:list-item>
        <text:list-item>
          <text:p text:style-name="P3">Test and Train Splits (<text:span text:style-name="T1">By Wenbo et al.</text:span>)</text:p>
          <text:list>
            <text:list-item>
              <text:p text:style-name="P5">Out of the 2,488,982 tweets </text:p>
              <text:list>
                <text:list-item>
                  <text:p text:style-name="P3"><text:span text:style-name="T1">Randomly sampled 250,000 tweets as T</text:span>est<text:span text:style-name="T1"> dataset Te</text:span></text:p>
                </text:list-item>
                <text:list-item>
                  <text:p text:style-name="P3"><text:span text:style-name="T1">Reserved another randomly sampled 247,798 tweets as </text:span>Development<text:span text:style-name="T1"> dataset for tuning the algorithms</text:span></text:p>
                </text:list-item>
                <text:list-item>
                  <text:p text:style-name="P3"><text:span text:style-name="T1">Remaining 1,991,184 tweets (denoted as Tr) for </text:span>Training<text:span text:style-name="T1">. </text:span></text:p>
                </text:list-item>
              </text:list>
            </text:list-item>
            <text:list-item>
              <text:p text:style-name="P3">Note<text:span text:style-name="T1">: the test, development and training datasets are disjoint. </text:span></text:p>
            </text:list-item>
          </text:list>
        </text:list-item>
        <text:list-item>
          <text:p text:style-name="P5">We were not able to download all the tweets as some were removed by the users <text:span text:style-name="T3">and due to API constraints.</text:span></text:p>
        </text:list-item>
        <text:list-item>
          <text:p text:style-name="P5">We downloaded, <text:span text:style-name="T4">(The original test / train split was kept consistent, just the numbers reduced)</text:span></text:p>
          <text:list>
            <text:list-item>
              <text:p text:style-name="P6">Total 550,000 (450,000 is what we have)</text:p>
            </text:list-item>
            <text:list-item>
              <text:p text:style-name="P7">Before Pre-Processing,</text:p>
              <text:list>
                <text:list-item>
                  <text:p text:style-name="P7">Train Data – 318327</text:p>
                </text:list-item>
                <text:list-item>
                  <text:p text:style-name="P7">Test Data – 140287</text:p>
                </text:list-item>
              </text:list>
            </text:list-item>
            <text:list-item>
              <text:p text:style-name="P7">After Pre-Processing</text:p>
              <text:list>
                <text:list-item>
                  <text:p text:style-name="P7">Train Data – 313936</text:p>
                </text:list-item>
                <text:list-item>
                  <text:p text:style-name="P7">Test Data – 138174</text:p>
                </text:list-item>
              </text:list>
            </text:list-item>
            <text:list-item>
              <text:p text:style-name="P8">The loss is <text:span text:style-name="T5">number of samples is</text:span> due to some tweets just having stop words or URL alone</text:p>
            </text:list-item>
          </text:list>
        </text:list-item>
        <text:list-item>
          <text:p text:style-name="P4">Note: <text:span text:style-name="T2">We</text:span><text:span text:style-name="T1"> can download the rest of the data (nearly 1.8M tweets left over), </text:span><text:span text:style-name="T2">if wante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ish Palaniappan</meta:initial-creator>
    <meta:creation-date>2015-06-17T12:54:22.205693482</meta:creation-date>
    <meta:generator>LibreOffice/4.2.3.3$Linux_X86_64 LibreOffice_project/420m0$Build-3</meta:generator>
    <dc:date>2015-06-17T14:52:02.272357922</dc:date>
    <dc:creator>Satish Palaniappan</dc:creator>
    <meta:editing-duration>PT4M37S</meta:editing-duration>
    <meta:editing-cycles>8</meta:editing-cycles>
    <meta:document-statistic meta:table-count="0" meta:image-count="0" meta:object-count="0" meta:page-count="1" meta:paragraph-count="21" meta:word-count="197" meta:character-count="1083" meta:non-whitespace-character-count="917"/>
  </office:meta>
</office:document-meta>
</file>